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TAU Tomas</text:p>
      <text:p text:style-name="P1"/>
      <text:p text:style-name="P2">Procédure création d'une machine virtuelle</text:p>
      <text:p text:style-name="P2"/>
      <text:p text:style-name="P2"/>
      <text:p text:style-name="P3">Dans VirtualBox, cliquer sur l'onglet Nouveau, puis :</text:p>
      <text:p text:style-name="P3">-choisir le nom, le système d'exploitation et sa version ;</text:p>
      <text:p text:style-name="P3">-créer un disque dur → VDI ;</text:p>
      <text:p text:style-name="P3">-Choisir l'emplacement mémoire ;</text:p>
      <text:p text:style-name="P3">-Cliquer sur démarrer ;</text:p>
      <text:p text:style-name="P3">-Sélectionner le bon fichier ISO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Lutau</meta:initial-creator>
    <meta:creation-date>2015-11-10T10:32:34.93</meta:creation-date>
    <meta:document-statistic meta:table-count="0" meta:image-count="0" meta:object-count="0" meta:page-count="1" meta:paragraph-count="8" meta:word-count="46" meta:character-count="281"/>
    <dc:date>2015-11-10T10:38:52.93</dc:date>
    <dc:creator>Tomas Lutau</dc:creator>
    <meta:editing-duration>PT6M18S</meta:editing-duration>
    <meta:editing-cycles>1</meta:editing-cycles>
    <meta:generator>OpenOffice/4.1.1$Win32 OpenOffice.org_project/411m6$Build-9775</meta:generator>
  </office:meta>
</office:document-meta>
</file>